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10-01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18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14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2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24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2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1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14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0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2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27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16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01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2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1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1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0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22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15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18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46" calcext:value-type="float">
            <text:p>3.7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73475862069" calcext:value-type="float">
            <text:p>3.77673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2408" calcext:value-type="float">
            <text:p>3.80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17379310345" calcext:value-type="float">
            <text:p>3.83417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60224" calcext:value-type="float">
            <text:p>3.78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87504" calcext:value-type="float">
            <text:p>3.76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4036" calcext:value-type="float">
            <text:p>3.813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473109677419" calcext:value-type="float">
            <text:p>3.7847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80672" calcext:value-type="float">
            <text:p>3.7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013883870968" calcext:value-type="float">
            <text:p>3.79013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45379310345" calcext:value-type="float">
            <text:p>3.78845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57729032258" calcext:value-type="float">
            <text:p>3.7585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107561290323" calcext:value-type="float">
            <text:p>3.9110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51864" calcext:value-type="float">
            <text:p>3.95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70152" calcext:value-type="float">
            <text:p>3.95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45588" calcext:value-type="float">
            <text:p>4.064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158425806452" calcext:value-type="float">
            <text:p>4.1215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37935483871" calcext:value-type="float">
            <text:p>4.173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33216" calcext:value-type="float">
            <text:p>4.1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92025806452" calcext:value-type="float">
            <text:p>4.14292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7144" calcext:value-type="float">
            <text:p>4.24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372387096774" calcext:value-type="float">
            <text:p>4.3537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214" calcext:value-type="float">
            <text:p>4.37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122529032258" calcext:value-type="float">
            <text:p>4.3712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743961290323" calcext:value-type="float">
            <text:p>4.5374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971806896552" calcext:value-type="float">
            <text:p>4.54971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53729032258" calcext:value-type="float">
            <text:p>4.5815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076774193548" calcext:value-type="float">
            <text:p>4.7907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03844" calcext:value-type="float">
            <text:p>4.650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548748387097" calcext:value-type="float">
            <text:p>4.6254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76616" calcext:value-type="float">
            <text:p>4.6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240761290323" calcext:value-type="float">
            <text:p>4.6624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404857142857" calcext:value-type="float">
            <text:p>4.63404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454477419355" calcext:value-type="float">
            <text:p>4.6045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7202" calcext:value-type="float">
            <text:p>4.537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26656" calcext:value-type="float">
            <text:p>4.51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232980645161" calcext:value-type="float">
            <text:p>4.4823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929655172414" calcext:value-type="float">
            <text:p>4.61929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204051612903" calcext:value-type="float">
            <text:p>4.5520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509419354839" calcext:value-type="float">
            <text:p>4.6250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01256" calcext:value-type="float">
            <text:p>4.5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2366" calcext:value-type="float">
            <text:p>4.452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47128" calcext:value-type="float">
            <text:p>4.53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1332" calcext:value-type="float">
            <text:p>4.5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106485714286" calcext:value-type="float">
            <text:p>4.60106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22255483871" calcext:value-type="float">
            <text:p>4.5822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0674" calcext:value-type="float">
            <text:p>4.630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82" meta:object-count="0"/>
    <meta:user-defined meta:name="AppVersion">3.0</meta:user-defined>
  </office:meta>
</office:document-meta>
</file>